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Fault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translateCodeTo11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apFault.SoapFault( QName code , QName subcode , String reason , URI node , URI role , Source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apFault.SoapFault( QName code , String reason , URI node , URI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Fault.SoapFault( QName code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Fault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getSub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SoapFault( QName code , QName subcode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Fa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SoapFault( QName code , String reason , URI node , URI role , Source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Fault.SoapFault(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get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.translateCodeTo12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